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3.1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89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7cm" fo:min-width="0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318cm" svg:height="3.429cm" svg:x="3.286cm" svg:y="3.032cm">
          <draw:text-box>
            <text:p text:style-name="P1">Requesting Resource (e.g. Web interface)</text:p>
          </draw:text-box>
        </draw:frame>
        <draw:frame draw:style-name="gr2" draw:text-style-name="P2" draw:layer="layout" svg:width="3.937cm" svg:height="2.384cm" svg:x="3.54cm" svg:y="11.414cm">
          <draw:text-box>
            <text:p text:style-name="P1">Get Stock Data Service</text:p>
          </draw:text-box>
        </draw:frame>
        <draw:line draw:style-name="gr3" draw:text-style-name="P3" draw:layer="layout" svg:x1="5.258cm" svg:y1="6.554cm" svg:x2="5.191cm" svg:y2="11.033cm">
          <text:p text:style-name="P1">Request</text:p>
          <text:p text:style-name="P1"/>
        </draw:line>
        <draw:frame draw:style-name="gr4" draw:text-style-name="P4" draw:layer="layout" svg:width="5.159cm" svg:height="2.384cm" svg:x="13.192cm" svg:y="11.668cm">
          <draw:text-box>
            <text:p>DB</text:p>
            <text:p>(e.g. stock price,</text:p>
            <text:p>Date, etc.)</text:p>
          </draw:text-box>
        </draw:frame>
        <draw:line draw:style-name="gr3" draw:text-style-name="P3" draw:layer="layout" svg:x1="7.096cm" svg:y1="12.811cm" svg:x2="12.811cm" svg:y2="12.811cm">
          <text:p text:style-name="P1">Pull Data</text:p>
          <text:p text:style-name="P1"/>
        </draw:line>
        <draw:frame draw:style-name="gr5" draw:text-style-name="P4" draw:layer="layout" svg:width="8.249cm" svg:height="1.673cm" svg:x="2.953cm" svg:y="22.358cm">
          <draw:text-box>
            <text:p>Indicators Service</text:p>
            <text:p>(Calculates the indicators)</text:p>
          </draw:text-box>
        </draw:frame>
        <draw:line draw:style-name="gr6" draw:text-style-name="P1" draw:layer="layout" svg:x1="5.318cm" svg:y1="14.335cm" svg:x2="5.318cm" svg:y2="21.574cm">
          <text:p text:style-name="P1">Pass Data From DB</text:p>
          <text:p text:style-name="P1">Sends Indicators Back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7:21:34.498549988</meta:creation-date>
    <meta:generator>LibreOffice/6.4.6.2$Linux_X86_64 LibreOffice_project/40$Build-2</meta:generator>
    <dc:date>2021-01-20T17:29:41.094586648</dc:date>
    <meta:editing-duration>PT8M7S</meta:editing-duration>
    <meta:editing-cycles>1</meta:editing-cycles>
    <meta:document-statistic meta:object-count="7"/>
  </office:meta>
</office:document-meta>
</file>